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8pt" style:font-weight-asian="normal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4" draw:id="id14" draw:layer="layout" svg:width="2.794cm" svg:height="0.753cm" svg:x="13.573cm" svg:y="1.127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2" draw:id="id12" draw:layer="layout" svg:width="17.018cm" svg:height="1.27cm" svg:x="3.404cm" svg:y="2.769cm">
          <text:p text:style-name="P1">ACE SPORTS BILL GENERATING PROGRAM&lt;CR&gt;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15" draw:id="id15" draw:layer="layout" svg:width="13.462cm" svg:height="1.016cm" svg:x="7.087cm" svg:y="5.563cm">
          <text:p text:style-name="P1">Total price of purchases?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11" draw:id="id11" draw:layer="layout" svg:width="3.937cm" svg:height="1.778cm" svg:x="14.326cm" svg:y="7.341cm">
          <text:p text:style-name="P1">PUR &lt;CR&gt;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xml:id="id7" draw:id="id7" draw:layer="layout" svg:width="11.43cm" svg:height="0.986cm" svg:x="0.938cm" svg:y="10.331cm">
          <text:p text:style-name="P1">Is the customer a student (Y/N)?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5" draw:id="id5" draw:layer="layout" svg:width="4.064cm" svg:height="1.905cm" svg:x="1.626cm" svg:y="12.294cm">
          <text:p text:style-name="P1">STU &lt;CR&gt;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xml:id="id1" draw:id="id1" draw:layer="layout" svg:width="4.652cm" svg:height="3.81cm" svg:x="5.055cm" svg:y="14.834cm">
          <text:p text:style-name="P1">STU ==Y</text:p>
          <text:p text:style-name="P1">or</text:p>
          <text:p text:style-name="P1">STU == 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9.017cm" svg:height="1.524cm" svg:x="11.405cm" svg:y="12.294cm">
          <text:p text:style-name="P1">Is this a cash sale (Y/N)?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8" draw:id="id8" draw:layer="layout" svg:width="3.937cm" svg:height="3.429cm" svg:x="11.024cm" svg:y="17.12cm">
          <text:p text:style-name="P1">CASH== Y</text:p>
          <text:p text:style-name="P1">or</text:p>
          <text:p text:style-name="P1">CASH == 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1.651cm" svg:height="1.778cm" svg:x="5.309cm" svg:y="21.4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5.055cm" svg:y1="16.739cm" svg:x2="5.309cm" svg:y2="22.327cm" draw:start-shape="id1" draw:start-glue-point="5" draw:end-shape="id2" draw:end-glue-point="6" svg:d="m5055 16739h-501v5588h755">
          <text:p/>
        </draw:connector>
        <draw:connector draw:style-name="gr3" draw:text-style-name="P1" draw:layer="layout" svg:x1="15.914cm" svg:y1="13.818cm" svg:x2="15.596cm" svg:y2="14.63cm" draw:start-shape="id3" draw:start-glue-point="6" draw:end-shape="id4" draw:end-glue-point="4" svg:d="m15914 13818v318h-318v494">
          <text:p/>
        </draw:connector>
        <draw:connector draw:style-name="gr3" draw:text-style-name="P1" draw:layer="layout" draw:line-skew="0cm 5.327cm 2.026cm" svg:x1="3.658cm" svg:y1="14.049cm" svg:x2="7.381cm" svg:y2="14.834cm" draw:start-shape="id5" draw:start-glue-point="6" draw:end-shape="id1" draw:end-glue-point="4" svg:d="m3658 14049v651h2794v-882h929v1016">
          <text:p/>
        </draw:connector>
        <draw:custom-shape draw:style-name="gr1" draw:text-style-name="P1" xml:id="id6" draw:id="id6" draw:layer="layout" svg:width="2.032cm" svg:height="2.032cm" svg:x="2.515cm" svg:y="24.486cm">
          <text:p text:style-name="P1">To pg 2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1" draw:layer="layout" svg:x1="6.135cm" svg:y1="23.216cm" svg:x2="3.531cm" svg:y2="24.486cm" draw:start-shape="id2" draw:start-glue-point="8" draw:end-shape="id6" draw:end-glue-point="4" svg:d="m6135 23216v636h-2604v634">
          <text:p/>
        </draw:connector>
        <draw:connector draw:style-name="gr3" draw:text-style-name="P1" draw:layer="layout" svg:x1="9.707cm" svg:y1="16.739cm" svg:x2="15.914cm" svg:y2="12.294cm" draw:start-shape="id1" draw:start-glue-point="7" draw:end-shape="id3" draw:end-glue-point="4" svg:d="m9707 16739h849v-4946h5358v501">
          <text:p/>
        </draw:connector>
        <draw:custom-shape draw:style-name="gr1" draw:text-style-name="P1" xml:id="id9" draw:id="id9" draw:layer="layout" svg:width="6.477cm" svg:height="2.032cm" svg:x="13.945cm" svg:y="22.2cm">
          <text:p text:style-name="P1">STUDIS = STUR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653cm" svg:y1="11.317cm" svg:x2="3.658cm" svg:y2="12.483cm" draw:start-shape="id7" draw:start-glue-point="6" draw:end-shape="id5" draw:end-glue-point="4" svg:d="m6653 11317v489h-2995v677">
          <text:p/>
        </draw:connector>
        <draw:connector draw:style-name="gr3" draw:text-style-name="P1" draw:layer="layout" svg:x1="14.961cm" svg:y1="18.835cm" svg:x2="17.184cm" svg:y2="22.2cm" draw:start-shape="id8" draw:start-glue-point="7" draw:end-shape="id9" draw:end-glue-point="4" svg:d="m14961 18835h2223v3365">
          <text:p/>
        </draw:connector>
        <draw:custom-shape draw:style-name="gr2" draw:text-style-name="P1" xml:id="id10" draw:id="id10" draw:layer="layout" svg:width="1.524cm" svg:height="1.651cm" svg:x="9.5cm" svg:y="23.3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7.184cm" svg:y1="24.232cm" svg:x2="11.024cm" svg:y2="24.169cm" draw:start-shape="id9" draw:start-glue-point="6" draw:end-shape="id10" draw:end-glue-point="10" svg:d="m17184 24232v502h-4699v-565h-1461">
          <text:p/>
        </draw:connector>
        <draw:connector draw:style-name="gr3" draw:text-style-name="P1" draw:layer="layout" svg:x1="10.262cm" svg:y1="24.994cm" svg:x2="6.96cm" svg:y2="22.327cm" draw:start-shape="id10" draw:start-glue-point="8" draw:end-shape="id2" draw:end-glue-point="10" svg:d="m10262 24994v501h-2032v-3168h-1270">
          <text:p/>
        </draw:connector>
        <draw:connector draw:style-name="gr3" draw:text-style-name="P1" draw:layer="layout" svg:x1="16.295cm" svg:y1="8.979cm" svg:x2="6.653cm" svg:y2="10.331cm" draw:start-shape="id11" draw:start-glue-point="6" draw:end-shape="id7" draw:end-glue-point="4" svg:d="m16295 8979v747h-9642v605">
          <text:p/>
        </draw:connector>
        <draw:custom-shape draw:style-name="gr1" draw:text-style-name="P1" xml:id="id4" draw:id="id4" draw:layer="layout" svg:width="5.588cm" svg:height="1.778cm" svg:x="12.802cm" svg:y="14.453cm">
          <text:p text:style-name="P1">CASH &lt;CR&gt;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svg:x1="15.596cm" svg:y1="16.091cm" svg:x2="12.993cm" svg:y2="17.12cm" draw:start-shape="id4" draw:start-glue-point="6" draw:end-shape="id8" draw:end-glue-point="4" svg:d="m15596 16091v585h-2603v444">
          <text:p/>
        </draw:connector>
        <draw:connector draw:style-name="gr3" draw:text-style-name="P1" draw:layer="layout" svg:x1="11.024cm" svg:y1="18.835cm" svg:x2="9.5cm" svg:y2="24.169cm" draw:start-shape="id8" draw:start-glue-point="5" draw:end-shape="id10" draw:end-glue-point="6" svg:d="m11024 18835h-2025v5334h501">
          <text:p/>
        </draw:connector>
        <draw:custom-shape draw:style-name="gr1" draw:text-style-name="P1" xml:id="id13" draw:id="id13" draw:layer="layout" svg:width="3.937cm" svg:height="4.853cm" svg:x="1.139cm" svg:y="4.774cm">
          <text:p text:style-name="P1">CONST:</text:p>
          <text:p text:style-name="P1">SALERATE = 0.3</text:p>
          <text:p text:style-name="P1">STURATE = 0.2</text:p>
          <text:p text:style-name="P1">VARS:</text:p>
          <text:p text:style-name="P1">STU = 'N'</text:p>
          <text:p text:style-name="P1">CASH = 'N'</text:p>
          <text:p text:style-name="P1">PUR = 0.</text:p>
          <text:p text:style-name="P1">SALEDIS = 0.0</text:p>
          <text:p text:style-name="P1">STUDIS = 0.0</text:p>
          <text:p text:style-name="P1">NET = 0.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1.913cm" svg:y1="4.039cm" svg:x2="3.108cm" svg:y2="4.774cm" draw:start-shape="id12" draw:start-glue-point="6" draw:end-shape="id13" draw:end-glue-point="4" svg:d="m11913 4039v368h-8805v367">
          <text:p/>
        </draw:connector>
        <draw:connector draw:style-name="gr3" draw:text-style-name="P2" draw:layer="layout" svg:x1="14.97cm" svg:y1="1.88cm" svg:x2="11.913cm" svg:y2="2.769cm" draw:start-shape="id14" draw:start-glue-point="6" draw:end-shape="id12" draw:end-glue-point="4" svg:d="m14970 1880v445h-3057v444">
          <text:p/>
        </draw:connector>
        <draw:connector draw:style-name="gr3" draw:text-style-name="P2" draw:layer="layout" svg:x1="13.818cm" svg:y1="6.579cm" svg:x2="16.295cm" svg:y2="7.518cm" draw:start-shape="id15" draw:start-glue-point="6" draw:end-shape="id11" draw:end-glue-point="4" svg:d="m13818 6579v382h2477v557">
          <text:p/>
        </draw:connector>
        <draw:connector draw:style-name="gr3" draw:text-style-name="P2" draw:layer="layout" svg:x1="3.108cm" svg:y1="9.627cm" svg:x2="13.818cm" svg:y2="5.563cm" draw:start-shape="id13" draw:start-glue-point="6" draw:end-shape="id15" draw:end-glue-point="4" svg:d="m3108 9627v501h2974v-5066h7736v501">
          <text:p/>
        </draw:connector>
      </draw:page>
      <draw:page draw:name="page2" draw:style-name="dp1" draw:master-page-name="Default">
        <draw:custom-shape draw:style-name="gr1" draw:text-style-name="P2" draw:layer="layout" svg:width="3.302cm" svg:height="1.524cm" svg:x="1.88cm" svg:y="1.88cm">
          <text:p text:style-name="P2">From pg 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2T12:29:35</meta:creation-date>
    <dc:date>2011-09-22T17:29:45</dc:date>
    <meta:editing-duration>PT1H3M7S</meta:editing-duration>
    <meta:editing-cycles>3</meta:editing-cycles>
    <meta:generator>LibreOffice/3.4$Linux LibreOffice_project/340m1$Build-302</meta:generator>
    <meta:document-statistic meta:object-count="32"/>
  </office:meta>
</office:document-meta>
</file>